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925in"/>
    </style:style>
    <style:style style:name="co3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756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9209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6744in"/>
    </style:style>
    <style:style style:name="co10" style:family="table-column">
      <style:table-column-properties fo:break-before="auto" style:column-width="0.665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1.389in" fo:break-before="auto" style:use-optimal-row-height="false"/>
    </style:style>
    <style:style style:name="ro3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80808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80808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4" table:default-cell-style-name="Default"/>
        <table:table-row table:style-name="ro1">
          <table:table-cell table:number-columns-repeated="1023"/>
        </table:table-row>
        <table:table-row table:style-name="ro1">
          <table:table-cell>
            <draw:frame table:end-cell-address="Sheet1.O14" table:end-x="0.8236in" table:end-y="0.1224in" draw:z-index="0" draw:style-name="gr1" draw:text-style-name="P1" svg:width="11.6673in" svg:height="3.3236in" svg:x="0.0929in" svg:y="0.0091in">
              <draw:object draw:notify-on-update-of-ranges="Sheet1.A17:Sheet1.A67 Sheet1.B17:Sheet1.B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Default" table:number-columns-repeated="9"/>
          <table:table-cell table:style-name="ce5" table:number-columns-repeated="1014"/>
        </table:table-row>
        <table:table-row table:style-name="ro1" table:number-rows-repeated="11">
          <table:table-cell table:style-name="Default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tim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D (Y-LastLocationSentY)</text:p>
          </table:table-cell>
          <table:table-cell table:style-name="ce2" office:value-type="string">
            <text:p>Age (time-Candidate T)</text:p>
          </table:table-cell>
          <table:table-cell table:style-name="ce2" office:value-type="string">
            <text:p>Last Location Sent Y</text:p>
          </table:table-cell>
          <table:table-cell table:style-name="ce2" office:value-type="string">
            <text:p>Candidate T</text:p>
          </table:table-cell>
          <table:table-cell table:style-name="ce2" office:value-type="string">
            <text:p>Candidate Y</text:p>
          </table:table-cell>
          <table:table-cell table:style-name="ce2" office:value-type="string">
            <text:p>Passed T</text:p>
          </table:table-cell>
          <table:table-cell table:style-name="ce2" office:value-type="string">
            <text:p>Passed Y</text:p>
          </table:table-cell>
          <table:table-cell table:number-columns-repeated="1014"/>
        </table:table-row>
        <table:table-row table:style-name="ro1"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ull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table:formula="of:=[.A17]+1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18]+1" office:value-type="float" office:value="2">
            <text:p>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19]+1" office:value-type="float" office:value="3">
            <text:p>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0]+1" office:value-type="float" office:value="4">
            <text:p>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1]+1" office:value-type="float" office:value="5">
            <text:p>5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2]+1" office:value-type="float" office:value="6">
            <text:p>6</text:p>
          </table:table-cell>
          <table:table-cell table:number-columns-repeated="2"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3]+1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4]+1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5]+1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table:formula="of:=[.A26]+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table:style-name="ce3" table:formula="of:=[.A27]+1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28]+1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29]+1" office:value-type="float" office:value="13">
            <text:p>1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30]+1" office:value-type="float" office:value="14">
            <text:p>1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31]+1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32]+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formula="of:=[.A33]+1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4]+1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5]+1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6]+1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7]+1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8]+1" office:value-type="float" office:value="22">
            <text:p>22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table:formula="of:=[.A39]+1" office:value-type="float" office:value="23">
            <text:p>23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4" table:formula="of:=[.A40]+1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table:formula="of:=[.A41]+1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table:formula="of:=[.A42]+1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 table:formula="of:=[.A43]+1"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4" table:formula="of:=[.A44]+1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" table:formula="of:=[.A45]+1"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formula="of:=[.A46]+1"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47]+1"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48]+1"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49]+1"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50]+1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table:formula="of:=[.A51]+1"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table:formula="of:=[.A52]+1"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 table:formula="of:=[.A53]+1"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4" table:formula="of:=[.A54]+1"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" table:formula="of:=[.A55]+1" office:value-type="float" office:value="39">
            <text:p>3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formula="of:=[.A56]+1"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57]+1"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58]+1" office:value-type="float" office:value="42">
            <text:p>42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59]+1" office:value-type="float" office:value="43">
            <text:p>4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60]+1" office:value-type="float" office:value="44">
            <text:p>44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 table:formula="of:=[.A61]+1"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table:formula="of:=[.A62]+1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table:formula="of:=[.A63]+1"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 table:formula="of:=[.A64]+1"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4" table:formula="of:=[.A65]+1"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" table:formula="of:=[.A66]+1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1/21/2015</text:date>, <text:time>09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09:07:41</meta:creation-date>
    <dc:date>2015-01-21T09:18:29</dc:date>
    <meta:editing-duration>PT7H32M4S</meta:editing-duration>
    <meta:editing-cycles>7</meta:editing-cycles>
    <meta:generator>OpenOffice.org/3.4$Unix OpenOffice.org_project/340m1$Build-9590</meta:generator>
    <meta:print-date>2015-01-20T14:39:32</meta:print-date>
    <meta:document-statistic meta:table-count="3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36cm" svg:height="8.443cm" xlink:href=".." xlink:type="simple" chart:class="chart:scatter" chart:style-name="ch1">
        <chart:legend chart:legend-position="end" svg:x="26.745cm" svg:y="3.924cm" style:legend-expansion="high" chart:style-name="ch2"/>
        <chart:plot-area chart:style-name="ch3" table:cell-range-address="Sheet1.A17:Sheet1.B67" svg:x="1.042cm" svg:y="0.807cm" svg:width="24.519cm" svg:height="7.048cm">
          <chartooo:coordinate-region svg:x="1.686cm" svg:y="1.004cm" svg:width="23.677cm" svg:height="6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67" chart:class="chart:scatter">
            <chart:domain table:cell-range-address="Sheet1.A17:Sheet1.A67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67</svg:desc>
                </draw:g>
              </table:table-cell>
              <table:table-cell office:value-type="float" office:value="0">
                <text:p>0</text:p>
                <draw:g>
                  <svg:desc>Sheet1.B17:Shee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